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P1" style:family="paragraph" style:parent-style-name="Standard">
      <style:text-properties style:font-name="Noto Sans" officeooo:rsid="00121c05" officeooo:paragraph-rsid="00121c05"/>
    </style:style>
    <style:style style:name="P2" style:family="paragraph" style:parent-style-name="Standard">
      <style:text-properties style:font-name="Noto Sans" officeooo:rsid="0012f15c" officeooo:paragraph-rsid="0012f15c"/>
    </style:style>
    <style:style style:name="P3" style:family="paragraph" style:parent-style-name="Standard">
      <style:text-properties style:font-name="Noto Sans" officeooo:rsid="001386c6" officeooo:paragraph-rsid="001386c6"/>
    </style:style>
    <style:style style:name="P4" style:family="paragraph" style:parent-style-name="Standard">
      <style:text-properties style:font-name="Noto Sans" officeooo:rsid="0013edf0" officeooo:paragraph-rsid="0013edf0"/>
    </style:style>
    <style:style style:name="P5" style:family="paragraph" style:parent-style-name="Standard">
      <style:text-properties style:font-name="Noto Sans" officeooo:rsid="0014fc17" officeooo:paragraph-rsid="0014fc17"/>
    </style:style>
    <style:style style:name="T1" style:family="text">
      <style:text-properties officeooo:rsid="0012f15c"/>
    </style:style>
    <style:style style:name="T2" style:family="text">
      <style:text-properties officeooo:rsid="0016ae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ppgave 1</text:p>
      <text:p text:style-name="P1"/>
      <text:p text:style-name="P1">1. Hva er hovedinntrykket ditt etter å ha sett dette programmet?</text:p>
      <text:p text:style-name="P1">1a. Mitt hovedinntrykk er at det er skummelt hvor mye man kan finne ut om noen. Også når dem selv ikke er så present I social media, gjennom venner, familie, etc, etc.</text:p>
      <text:p text:style-name="P1"/>
      <text:p text:style-name="P1">2. Hva er personopplysninger?</text:p>
      <text:p text:style-name="P1">2a. personopplysninger er <text:span text:style-name="T1">alt av informasjon som kan brukes til å identifisere deg.</text:span></text:p>
      <text:p text:style-name="P1"/>
      <text:p text:style-name="P2">3. Hva tenker du om din egen bruk av sosiale medier etter å ha sett programmet?</text:p>
      <text:p text:style-name="P3">3a. Jeg tenker at jeg selv har ganske gode vaner når det gjelder bruk av sosiale medier, men en god del bilder og informasjon blir lagt ut av meg i sammenheng med lanet.</text:p>
      <text:p text:style-name="P3"/>
      <text:p text:style-name="P3">4. Gå inn på dine mest brukte sosiale medier. Hva slags opplysninger har du gitt ut om deg selv.</text:p>
      <text:p text:style-name="P3">4a. Min mest brukte sosiale medie er discord. (Waiting for data package)</text:p>
      <text:p text:style-name="P4">5. Hva kan du finne ut om en person på nett som du ikke kjenner så godt?</text:p>
      <text:p text:style-name="P4">5a. Eksempel person: Tormod Andre Bruvoll. </text:p>
      <text:p text:style-name="P4"/>
      <text:p text:style-name="P5">- har minst to katter<text:span text:style-name="T2">(Lurven og Lucifer)</text:span></text:p>
      <text:p text:style-name="P5">- har minst en sønn som har gult belte(5 år siden)</text:p>
      <text:p text:style-name="P5">- jobbet I statens vegvesen bygget I 2019</text:p>
      <text:p text:style-name="P5">- <text:span text:style-name="T2">jobbet om natta I 2019</text:span></text:p>
      <text:p text:style-name="P5">- <text:span text:style-name="T2">på facebook står det en del om hvor han har jobbet og hvor han jobber for tida</text:span></text:p>
      <text:p text:style-name="P5">- <text:span text:style-name="T2">bor I kroken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9T13:59:43.411421547</meta:creation-date>
    <dc:date>2024-12-09T18:46:26.230370376</dc:date>
    <meta:editing-duration>PT2H59M18S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1" meta:paragraph-count="17" meta:word-count="219" meta:character-count="1132" meta:non-whitespace-character-count="929"/>
  </office:meta>
</office:document-meta>
</file>